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m Memory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5:34:12.005000000</meta:creation-date>
    <dc:date>2025-10-27T18:03:17.051000000</dc:date>
    <meta:editing-duration>PT1M8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" meta:word-count="3" meta:character-count="16" meta:non-whitespace-character-count="15"/>
  </office:meta>
</office:document-meta>
</file>